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F000001FE9A90B3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textarea-vertical-align="top" draw:auto-grow-height="true" draw:auto-grow-width="false" fo:min-height="0cm" fo:min-width="3.3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cm" fo:min-width="3.3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 fo:font-family="'DejaVu Sans Mono'" style:font-family-generic="modern" style:font-pitch="fixed" fo:font-weight="bold" style:font-weight-asian="bold" style:font-weight-complex="bold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3.094cm" svg:height="13.491cm" svg:x="8.65cm" svg:y="0.02cm">
            <draw:image xlink:href="Pictures/10000000000001EF000001FE9A90B35B.png" xlink:type="simple" xlink:show="embed" xlink:actuate="onLoad">
              <text:p/>
            </draw:image>
          </draw:frame>
          <draw:line draw:style-name="gr2" draw:text-style-name="P1" draw:layer="layout" svg:x1="22.4cm" svg:y1="7cm" svg:x2="20.2cm" svg:y2="7cm">
            <text:p/>
          </draw:line>
          <draw:frame draw:style-name="gr3" draw:text-style-name="P2" draw:layer="layout" svg:width="4.312cm" svg:height="2.462cm" svg:x="22.5cm" svg:y="5.8cm">
            <draw:text-box>
              <text:p text:style-name="P2">2. Fractal</text:p>
              <text:p text:style-name="P2">(Cuadro </text:p>
              <text:p text:style-name="P2">de Dibujo)</text:p>
            </draw:text-box>
          </draw:frame>
          <draw:line draw:style-name="gr2" draw:text-style-name="P1" draw:layer="layout" svg:x1="7.155cm" svg:y1="3.3cm" svg:x2="9.1cm" svg:y2="3.3cm">
            <text:p/>
          </draw:line>
          <draw:frame draw:style-name="gr4" draw:text-style-name="P2" draw:layer="layout" svg:width="4.692cm" svg:height="0.988cm" svg:x="2.4cm" svg:y="2.8cm">
            <draw:text-box>
              <text:p text:style-name="P2"><text:span text:style-name="T1">1. Flechas</text:span></text:p>
            </draw:text-box>
          </draw:frame>
          <draw:line draw:style-name="gr2" draw:text-style-name="P1" draw:layer="layout" svg:x1="7.135cm" svg:y1="6.738cm" svg:x2="9.635cm" svg:y2="6.738cm">
            <text:p/>
          </draw:line>
          <draw:frame draw:style-name="gr3" draw:text-style-name="P2" draw:layer="layout" svg:width="6.979cm" svg:height="1.725cm" svg:x="0.1cm" svg:y="5.838cm">
            <draw:text-box>
              <text:p text:style-name="P2">4. Deslizador de </text:p>
              <text:p text:style-name="P2">acercamiento</text:p>
            </draw:text-box>
          </draw:frame>
          <draw:line draw:style-name="gr2" draw:text-style-name="P1" draw:layer="layout" svg:x1="7.155cm" svg:y1="4.6cm" svg:x2="9.501cm" svg:y2="4.6cm">
            <text:p/>
          </draw:line>
          <draw:frame draw:style-name="gr5" draw:text-style-name="P2" draw:layer="layout" svg:width="4.692cm" svg:height="0.988cm" svg:x="2.4cm" svg:y="4.1cm">
            <draw:text-box>
              <text:p text:style-name="P2">3. Zoom (+)</text:p>
            </draw:text-box>
          </draw:frame>
          <draw:line draw:style-name="gr2" draw:text-style-name="P1" draw:layer="layout" svg:x1="7.156cm" svg:y1="12.8cm" svg:x2="9.502cm" svg:y2="12.8cm">
            <text:p/>
          </draw:line>
          <draw:frame draw:style-name="gr5" draw:text-style-name="P2" draw:layer="layout" svg:width="4.693cm" svg:height="0.988cm" svg:x="2.4cm" svg:y="12.3cm">
            <draw:text-box>
              <text:p text:style-name="P2">3. Zoom (-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94cm" fo:page-height="13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és Martínez</meta:initial-creator>
    <meta:creation-date>2011-01-18T21:49:27</meta:creation-date>
    <dc:date>2011-01-18T22:27:22</dc:date>
    <dc:creator>Andrés Martínez</dc:creator>
    <meta:editing-duration>PT00H05M13S</meta:editing-duration>
    <meta:editing-cycles>1</meta:editing-cycles>
    <meta:document-statistic meta:object-count="12"/>
    <meta:generator>OpenOffice.org/3.2$Linux OpenOffice.org_project/320m19$Build-9505</meta:generator>
  </office:meta>
</office:document-meta>
</file>